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4">
      <style:graphic-properties draw:fill="none" draw:stroke="solid" svg:stroke-width="0.00694in" svg:stroke-color="#4472c4" draw:marker-end="a513" svg:stroke-opacity="100%" draw:stroke-linejoin="miter" svg:stroke-linecap="butt"/>
    </style:style>
    <style:style style:family="graphic" style:name="a516">
      <style:graphic-properties draw:fill="none" draw:stroke="solid" svg:stroke-width="0.00694in" svg:stroke-color="#4472c4" draw:marker-end="a515" svg:stroke-opacity="100%" draw:stroke-linejoin="miter" svg:stroke-linecap="butt"/>
    </style:style>
    <style:style style:family="graphic" style:name="a518">
      <style:graphic-properties draw:fill="none" draw:stroke="solid" svg:stroke-width="0.00694in" svg:stroke-color="#4472c4" draw:marker-end="a517" svg:stroke-opacity="100%" draw:stroke-linejoin="miter" svg:stroke-linecap="butt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draw:fill="none" draw:stroke="dash" draw:stroke-dash="a448" svg:stroke-width="0.01042in" svg:stroke-color="#000000" draw:marker-end="a449" svg:stroke-opacity="100%" draw:stroke-linejoin="round" svg:stroke-linecap="but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none" draw:stroke="dash" draw:stroke-dash="a451" svg:stroke-width="0.01042in" svg:stroke-color="#000000" draw:marker-end="a452" svg:stroke-opacity="100%" draw:stroke-linejoin="round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draw:fill="none" draw:stroke="dash" draw:stroke-dash="a454" svg:stroke-width="0.01042in" svg:stroke-color="#000000" draw:marker-end="a455" svg:stroke-opacity="100%" draw:stroke-linejoin="round" svg:stroke-linecap="butt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dash" draw:stroke-dash="a457" svg:stroke-width="0.01042in" svg:stroke-color="#000000" draw:marker-end="a458" svg:stroke-opacity="100%" draw:stroke-linejoin="round" svg:stroke-linecap="butt"/>
    </style:style>
    <style:style style:family="graphic" style:name="a520">
      <style:graphic-properties draw:fill="none" draw:stroke="solid" svg:stroke-width="0.00694in" svg:stroke-color="#4472c4" draw:marker-end="a519" svg:stroke-opacity="100%" draw:stroke-linejoin="miter" svg:stroke-linecap="butt"/>
    </style:style>
    <style:style style:family="graphic" style:name="a522">
      <style:graphic-properties draw:fill="none" draw:stroke="solid" svg:stroke-width="0.00694in" svg:stroke-color="#4472c4" draw:marker-end="a521" svg:stroke-opacity="100%" draw:stroke-linejoin="miter" svg:stroke-linecap="butt"/>
    </style:style>
    <style:style style:family="graphic" style:name="a524">
      <style:graphic-properties draw:fill="none" draw:stroke="solid" svg:stroke-width="0.00694in" svg:stroke-color="#4472c4" draw:marker-end="a523" svg:stroke-opacity="100%" draw:stroke-linejoin="miter" svg:stroke-linecap="butt"/>
    </style:style>
    <style:style style:family="graphic" style:name="a526">
      <style:graphic-properties draw:fill="none" draw:stroke="solid" svg:stroke-width="0.00694in" svg:stroke-color="#4472c4" draw:marker-end="a525" svg:stroke-opacity="100%" draw:stroke-linejoin="miter" svg:stroke-linecap="but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draw:fill="none" draw:stroke="solid" svg:stroke-width="0.00694in" svg:stroke-color="#4472c4" draw:marker-end="a527" svg:stroke-opacity="100%" draw:stroke-linejoin="miter" svg:stroke-linecap="butt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dash" draw:stroke-dash="a460" svg:stroke-width="0.01042in" svg:stroke-color="#000000" draw:marker-end="a461" svg:stroke-opacity="100%" draw:stroke-linejoin="round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none" draw:stroke="dash" draw:stroke-dash="a463" svg:stroke-width="0.01042in" svg:stroke-color="#000000" draw:marker-end="a464" svg:stroke-opacity="100%" draw:stroke-linejoin="round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draw:fill="none" draw:stroke="dash" draw:stroke-dash="a466" svg:stroke-width="0.01042in" svg:stroke-color="#000000" draw:marker-end="a467" svg:stroke-opacity="100%" draw:stroke-linejoin="round" svg:stroke-linecap="butt"/>
    </style:style>
    <style:style style:family="graphic" style:name="a531">
      <style:graphic-properties draw:fill="none" draw:stroke="solid" svg:stroke-width="0.00694in" svg:stroke-color="#4472c4" draw:marker-start="a529" draw:marker-end="a530" svg:stroke-opacity="100%" draw:stroke-linejoin="miter" svg:stroke-linecap="butt"/>
    </style:style>
    <style:style style:family="graphic" style:name="a533">
      <style:graphic-properties draw:fill="none" draw:stroke="solid" svg:stroke-width="0.00694in" svg:stroke-color="#4472c4" draw:marker-end="a532" svg:stroke-opacity="100%" draw:stroke-linejoin="miter" svg:stroke-linecap="butt"/>
    </style:style>
    <style:style style:family="graphic" style:name="a535">
      <style:graphic-properties draw:fill="none" draw:stroke="solid" svg:stroke-width="0.00694in" svg:stroke-color="#4472c4" draw:marker-end="a534" svg:stroke-opacity="100%" draw:stroke-linejoin="miter" svg:stroke-linecap="but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draw:fill="none" draw:stroke="dash" draw:stroke-dash="a469" svg:stroke-width="0.01042in" svg:stroke-color="#000000" draw:marker-end="a470" svg:stroke-opacity="100%" draw:stroke-linejoin="round" svg:stroke-linecap="but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dash" draw:stroke-dash="a473" svg:stroke-width="0.01042in" svg:stroke-color="#000000" draw:marker-end="a474" svg:stroke-opacity="100%" draw:stroke-linejoin="round" svg:stroke-linecap="butt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draw:fill="none" draw:stroke="dash" draw:stroke-dash="a476" svg:stroke-width="0.01042in" svg:stroke-color="#000000" draw:marker-end="a477" svg:stroke-opacity="100%" draw:stroke-linejoin="round" svg:stroke-linecap="butt"/>
    </style:style>
    <style:style style:family="graphic" style:name="a47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generic="roman" style:font-family-generic-asian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.06944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8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8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0694in" svg:stroke-color="#4472c4" draw:marker-end="a551" svg:stroke-opacity="100%" draw:stroke-linejoin="miter" svg:stroke-linecap="butt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3" draw:style-name="a335" draw:master-page-name="Master1-Layout1-title-Titelfolie" presentation:presentation-page-layout-name="Master1-PPL1" draw:id="Slide-268">
        <draw:frame draw:id="id63" draw:style-name="a342" draw:name="Textfeld 4" svg:x="4.26042in" svg:y="0.38557in" svg:width="2.56482in" svg:height="0.70684in">
          <draw:text-box>
            <text:p text:style-name="a337" text:class-names="" text:cond-style-name=""><text:span text:style-name="a336" text:class-names="">Mastermind (Spiel, rueckmeldung)</text:span></text:p>
            <text:p text:style-name="a339" text:class-names="" text:cond-style-name=""><text:span text:style-name="a338" text:class-names=""/></text:p>
            <text:p text:style-name="a341" text:class-names="" text:cond-style-name=""><text:span text:style-name="a340" text:class-names="">+ main(args: String[ ])</text:span></text:p>
          </draw:text-box>
          <svg:title/>
          <svg:desc/>
        </draw:frame>
        <draw:frame draw:id="id64" draw:style-name="a373" draw:name="Textfeld 5" svg:x="6.09564in" svg:y="1.47568in" svg:width="5.94607in" svg:height="2.72637in">
          <draw:text-box>
            <text:p text:style-name="a344" text:class-names="" text:cond-style-name=""><text:span text:style-name="a343" text:class-names="">Spielobjekt</text:span></text:p>
            <text:p text:style-name="a346" text:class-names="" text:cond-style-name=""><text:span text:style-name="a345" text:class-names=""/></text:p>
            <text:p text:style-name="a348" text:class-names="" text:cond-style-name=""><text:span text:style-name="a347" text:class-names="">+ farbenmatrix: String [ ][ ]</text:span></text:p>
            <text:p text:style-name="a350" text:class-names="" text:cond-style-name=""><text:span text:style-name="a349" text:class-names="">+ zielArray: String [ ]</text:span></text:p>
            <text:p text:style-name="a352" text:class-names="" text:cond-style-name=""><text:span text:style-name="a351" text:class-names="">+ anzahlFarben: int</text:span></text:p>
            <text:p text:style-name="a354" text:class-names="" text:cond-style-name=""><text:span text:style-name="a353" text:class-names="">+ anzahlKugeln: int</text:span></text:p>
            <text:p text:style-name="a356" text:class-names="" text:cond-style-name=""><text:span text:style-name="a355" text:class-names="">+ anzahlRunden: int</text:span></text:p>
            <text:p text:style-name="a358" text:class-names="" text:cond-style-name=""><text:span text:style-name="a357" text:class-names="">+ random: Random<text:s text:c="1"/></text:span></text:p>
            <text:p text:style-name="a360" text:class-names="" text:cond-style-name=""><text:span text:style-name="a359" text:class-names=""/></text:p>
            <text:p text:style-name="a364" text:class-names="" text:cond-style-name=""><text:span text:style-name="a361" text:class-names="">+<text:s text:c="1"/></text:span><text:span text:style-name="a362" text:class-names="">i</text:span><text:span text:style-name="a363" text:class-names="">nitMastermind(anzahlFarben: int, anzahlKugeln: int, anzahlRunden: int): String [ ]</text:span></text:p>
            <text:p text:style-name="a368" text:class-names="" text:cond-style-name=""><text:span text:style-name="a365" text:class-names="">+<text:s text:c="1"/></text:span><text:span text:style-name="a366" text:class-names="">hinzufügenEingabezuMatrix</text:span><text:span text:style-name="a367" text:class-names="">(input: String [ ], runde: int)</text:span></text:p>
            <text:p text:style-name="a370" text:class-names="" text:cond-style-name=""><text:span text:style-name="a369" text:class-names="">+ konvertiereZahlZuFarbe(zufall: int): String</text:span></text:p>
            <text:p text:style-name="a372" text:class-names="" text:cond-style-name=""><text:span text:style-name="a371" text:class-names="">+ konvertiereBuchstabeZuFarbe(Spiel: String [ ]): String [ ]</text:span></text:p>
          </draw:text-box>
          <svg:title/>
          <svg:desc/>
        </draw:frame>
        <draw:frame draw:id="id65" draw:style-name="a386" draw:name="Textfeld 12" svg:x="1.28965in" svg:y="2.43496in" svg:width="3.23437in" svg:height="1.51465in">
          <draw:text-box>
            <text:p text:style-name="a375" text:class-names="" text:cond-style-name=""><text:span text:style-name="a374" text:class-names="">SpielAktion</text:span></text:p>
            <text:p text:style-name="a377" text:class-names="" text:cond-style-name=""><text:span text:style-name="a376" text:class-names=""/></text:p>
            <text:p text:style-name="a379" text:class-names="" text:cond-style-name=""><text:span text:style-name="a378" text:class-names="">+ spielGehtWeiter: boolean</text:span></text:p>
            <text:p text:style-name="a381" text:class-names="" text:cond-style-name=""><text:span text:style-name="a380" text:class-names="">+ aktuelleRunde: int</text:span></text:p>
            <text:p text:style-name="a383" text:class-names="" text:cond-style-name=""><text:span text:style-name="a382" text:class-names=""/></text:p>
            <text:p text:style-name="a385" text:class-names="" text:cond-style-name=""><text:span text:style-name="a384" text:class-names="">+ rundeSpielen(Spiel: SpielObjekt, rueckmeldung: Auswertung)</text:span></text:p>
          </draw:text-box>
          <svg:title/>
          <svg:desc/>
        </draw:frame>
        <draw:frame draw:id="id66" draw:style-name="a399" draw:name="Textfeld 16" svg:x="6.40681in" svg:y="5.92114in" svg:width="6.56249in" svg:height="1.3127in">
          <draw:text-box>
            <text:p text:style-name="a388" text:class-names="" text:cond-style-name=""><text:span text:style-name="a387" text:class-names="">Auswertung</text:span></text:p>
            <text:p text:style-name="a390" text:class-names="" text:cond-style-name=""><text:span text:style-name="a389" text:class-names=""/></text:p>
            <text:p text:style-name="a392" text:class-names="" text:cond-style-name=""><text:span text:style-name="a391" text:class-names="">+ positionUndFarbeRichtig: int [ ][ ]</text:span></text:p>
            <text:p text:style-name="a394" text:class-names="" text:cond-style-name=""><text:span text:style-name="a393" text:class-names=""/></text:p>
            <text:p text:style-name="a396" text:class-names="" text:cond-style-name=""><text:span text:style-name="a395" text:class-names="">+ initPositionsmatrix (Spiel: SpielObjekt)</text:span></text:p>
            <text:p text:style-name="a398" text:class-names="" text:cond-style-name=""><text:span text:style-name="a397" text:class-names="">+ vergleichenEingabeZiel(zielArray: String [ ], eingabeArray: String [ ], rundenzahl: int): int [ ][ ]</text:span></text:p>
          </draw:text-box>
          <svg:title/>
          <svg:desc/>
        </draw:frame>
        <draw:frame draw:id="id67" draw:style-name="a410" draw:name="Textfeld 20" svg:x="6.09463in" svg:y="4.67243in" svg:width="2.98437in" svg:height="1.11074in">
          <draw:text-box>
            <text:p text:style-name="a401" text:class-names="" text:cond-style-name=""><text:span text:style-name="a400" text:class-names="">SpielEingabe</text:span></text:p>
            <text:p text:style-name="a403" text:class-names="" text:cond-style-name=""><text:span text:style-name="a402" text:class-names=""/></text:p>
            <text:p text:style-name="a405" text:class-names="" text:cond-style-name=""><text:span text:style-name="a404" text:class-names="">+ eingabeReihe: String [ ]</text:span></text:p>
            <text:p text:style-name="a407" text:class-names="" text:cond-style-name=""><text:span text:style-name="a406" text:class-names=""/></text:p>
            <text:p text:style-name="a409" text:class-names="" text:cond-style-name=""><text:span text:style-name="a408" text:class-names="">+ einlesen(eingabe: Scanner): String [ ]</text:span></text:p>
          </draw:text-box>
          <svg:title/>
          <svg:desc/>
        </draw:frame>
        <draw:frame draw:id="id68" draw:style-name="a434" draw:name="Textfeld 2" svg:x="0.36403in" svg:y="4.72292in" svg:width="4.93016in" svg:height="2.12051in">
          <draw:text-box>
            <text:p text:style-name="a412" text:class-names="" text:cond-style-name=""><text:span text:style-name="a411" text:class-names="">SpielAusgabe</text:span></text:p>
            <text:p text:style-name="a414" text:class-names="" text:cond-style-name=""><text:span text:style-name="a413" text:class-names=""/></text:p>
            <text:p text:style-name="a416" text:class-names="" text:cond-style-name=""><text:span text:style-name="a415" text:class-names=""><text:s text:c="1"/></text:span></text:p>
            <text:p text:style-name="a419" text:class-names="" text:cond-style-name=""><text:span text:style-name="a417" text:class-names="">+<text:s text:c="1"/></text:span><text:span text:style-name="a418" text:class-names="">ausgebenLösung(Spiel: String [ ])</text:span></text:p>
            <text:p text:style-name="a421" text:class-names="" text:cond-style-name=""><text:span text:style-name="a420" text:class-names="">+ ausgebenSpielfeld(Spiel: SpielObjekt, rueckmeldung: Auswertung)</text:span></text:p>
            <text:p text:style-name="a425" text:class-names="" text:cond-style-name=""><text:span text:style-name="a422" text:class-names="">+ ausgebenRückmeldung(</text:span><text:span text:style-name="a423" text:class-names="">anzahlRichtige</text:span><text:span text:style-name="a424" text:class-names="">: int [ ][ ], runde: int)</text:span></text:p>
            <text:p text:style-name="a427" text:class-names="" text:cond-style-name=""><text:span text:style-name="a426" text:class-names="">+ reinigeEingabeaufforderung()</text:span></text:p>
            <text:p text:style-name="a429" text:class-names="" text:cond-style-name=""><text:span text:style-name="a428" text:class-names="">+ ausgebenSpielregeln()</text:span></text:p>
            <text:p text:style-name="a431" text:class-names="" text:cond-style-name=""><text:span text:style-name="a430" text:class-names="">+ ausgebenFarben()</text:span></text:p>
            <text:p text:style-name="a433" text:class-names="" text:cond-style-name=""><text:span text:style-name="a432" text:class-names="">+ ausgebenTrenner(Zeile: int)</text:span></text:p>
          </draw:text-box>
          <svg:title/>
          <svg:desc/>
        </draw:frame>
        <draw:frame draw:id="id69" draw:style-name="a447" draw:name="Textfeld 5" svg:x="1.57178in" svg:y="0.08264in" svg:width="1.61643in" svg:height="1.3127in">
          <draw:text-box>
            <text:p text:style-name="a436" text:class-names="" text:cond-style-name=""><text:span text:style-name="a435" text:class-names="">GUI</text:span></text:p>
            <text:p text:style-name="a438" text:class-names="" text:cond-style-name=""><text:span text:style-name="a437" text:class-names=""/></text:p>
            <text:p text:style-name="a440" text:class-names="" text:cond-style-name=""><text:span text:style-name="a439" text:class-names="">- lastFrame: JFrame</text:span></text:p>
            <text:p text:style-name="a442" text:class-names="" text:cond-style-name=""><text:span text:style-name="a441" text:class-names=""/></text:p>
            <text:p text:style-name="a444" text:class-names="" text:cond-style-name=""><text:span text:style-name="a443" text:class-names="">+ Gui()</text:span></text:p>
            <text:p text:style-name="a446" text:class-names="" text:cond-style-name=""><text:span text:style-name="a445" text:class-names="">- showFrame()</text:span></text:p>
          </draw:text-box>
          <svg:title/>
          <svg:desc/>
        </draw:frame>
        <draw:connector draw:type="standard" svg:x1="0.17994in" svg:y1="1.27651in" svg:x2="4.87069in" svg:y2="5.59908in" draw:end-shape="id68" draw:end-glue-point="3" draw:id="id70" draw:style-name="a450" draw:transform="translate(-2.52531in -3.4378in) rotate(-1.5708) translate(2.52531in 3.4378in)" draw:name="Verbinder: gewinkelt 7">
          <svg:title/>
          <svg:desc/>
        </draw:connector>
        <draw:connector draw:type="standard" svg:x1="7.75298in" svg:y1="-0.51854in" svg:x2="7.36971in" svg:y2="3.08659in" draw:id="id71" draw:style-name="a453" draw:transform="translate(-7.56135in -1.28403in) rotate(-4.71239) translate(7.56135in 1.28403in)" draw:name="Verbinder: gewinkelt 25">
          <svg:title/>
          <svg:desc/>
        </draw:connector>
        <draw:connector draw:type="standard" svg:x1="6.65174in" svg:y1="0.67929in" svg:x2="12.9693in" svg:y2="6.57749in" draw:end-shape="id66" draw:end-glue-point="1" draw:id="id72" draw:style-name="a456" draw:name="Verbinder: gewinkelt 27">
          <svg:title/>
          <svg:desc/>
        </draw:connector>
        <draw:connector draw:type="standard" svg:x1="1.32472in" svg:y1="4.26656in" svg:x2="2.09804in" svg:y2="4.44386in" draw:id="id73" draw:style-name="a459" draw:transform="translate(-1.71138in -4.35521in) rotate(-1.5708) translate(1.71138in 4.35521in)" draw:name="Verbinder: gewinkelt 33">
          <svg:title/>
          <svg:desc/>
        </draw:connector>
        <draw:connector draw:type="standard" svg:x1="5.20891in" svg:y1="1.82693in" svg:x2="4.49579in" svg:y2="6.81909in" draw:id="id74" draw:style-name="a462" draw:transform="translate(-4.85235in -4.32301in) rotate(-4.71239) translate(4.85235in 4.32301in)" draw:name="Verbinder: gewinkelt 35">
          <svg:title/>
          <svg:desc/>
        </draw:connector>
        <draw:connector draw:type="standard" svg:x1="5.09505in" svg:y1="5.92114in" svg:x2="6.40681in" svg:y2="6.71544in" draw:id="id75" draw:style-name="a465" draw:name="Verbinder: gewinkelt 40">
          <svg:title/>
          <svg:desc/>
        </draw:connector>
        <draw:connector draw:type="standard" svg:x1="5.08026in" svg:y1="5.70864in" svg:x2="6.08086in" svg:y2="2.76432in" draw:id="id76" draw:style-name="a468" draw:name="Verbinder: gewinkelt 43">
          <svg:title/>
          <svg:desc/>
        </draw:connector>
        <draw:connector draw:type="standard" svg:x1="4.52402in" svg:y1="2.93984in" svg:x2="6.09564in" svg:y2="2.58642in" draw:id="id77" draw:style-name="a471" draw:name="Verbinder: gewinkelt 48">
          <svg:title/>
          <svg:desc/>
        </draw:connector>
        <draw:connector draw:type="standard" svg:x1="8.60763in" svg:y1="5.4601in" svg:x2="10.32672in" svg:y2="4.66309in" draw:end-shape="id64" draw:end-glue-point="2" draw:id="id78" draw:style-name="a472" draw:transform="translate(-9.46717in -5.06159in) rotate(-4.71239) translate(9.46717in 5.06159in)" draw:name="Verbinder: gewinkelt 51">
          <svg:title/>
          <svg:desc/>
        </draw:connector>
        <draw:connector draw:type="line" svg:x1="4.26042in" svg:y1="0.73899in" draw:start-shape="id63" draw:start-glue-point="3" svg:x2="3.18821in" svg:y2="0.73899in" draw:end-shape="id69" draw:end-glue-point="1" draw:id="id79" draw:style-name="a475" draw:name="Gerade Verbindung mit Pfeil 4">
          <svg:title/>
          <svg:desc/>
        </draw:connector>
        <draw:connector draw:type="standard" svg:x1="3.55356in" svg:y1="0.44569in" draw:start-shape="id63" draw:start-glue-point="2" svg:x2="4.89611in" svg:y2="3.08168in" draw:end-shape="id65" draw:end-glue-point="0" draw:id="id80" draw:style-name="a478" draw:transform="translate(-4.22483in -1.76368in) rotate(-1.5708) translate(4.22483in 1.76368in)" draw:name="Verbinder: gewinkelt 11">
          <svg:title/>
          <svg:desc/>
        </draw:connector>
        <draw:connector draw:type="line" svg:x1="1.57178in" svg:y1="0.38557in" svg:x2="3.18821in" svg:y2="0.38557in" draw:id="id81" draw:style-name="a479" draw:name="Gerader Verbinder 37">
          <svg:title/>
          <svg:desc/>
        </draw:connector>
        <draw:connector draw:type="line" svg:x1="1.57178in" svg:y1="0.82855in" svg:x2="3.18821in" svg:y2="0.82855in" draw:id="id82" draw:style-name="a480" draw:name="Gerader Verbinder 42">
          <svg:title/>
          <svg:desc/>
        </draw:connector>
        <draw:connector draw:type="line" svg:x1="4.27191in" svg:y1="0.67929in" svg:x2="6.65174in" svg:y2="0.67929in" draw:id="id83" draw:style-name="a481" draw:name="Gerader Verbinder 44">
          <svg:title/>
          <svg:desc/>
        </draw:connector>
        <draw:connector draw:type="line" svg:x1="6.09463in" svg:y1="1.79105in" svg:x2="12.04171in" svg:y2="1.79105in" draw:id="id84" draw:style-name="a482" draw:name="Gerader Verbinder 45">
          <svg:title/>
          <svg:desc/>
        </draw:connector>
        <draw:connector draw:type="line" svg:x1="1.28688in" svg:y1="2.78174in" svg:x2="4.52402in" svg:y2="2.78174in" draw:id="id85" draw:style-name="a483" draw:name="Gerader Verbinder 47">
          <svg:title/>
          <svg:desc/>
        </draw:connector>
        <draw:connector draw:type="line" svg:x1="6.08334in" svg:y1="3.24378in" svg:x2="12.03042in" svg:y2="3.24378in" draw:id="id86" draw:style-name="a484" draw:name="Gerader Verbinder 49">
          <svg:title/>
          <svg:desc/>
        </draw:connector>
        <draw:connector draw:type="line" svg:x1="1.28827in" svg:y1="3.34144in" svg:x2="4.52541in" svg:y2="3.34144in" draw:id="id87" draw:style-name="a485" draw:name="Gerader Verbinder 50">
          <svg:title/>
          <svg:desc/>
        </draw:connector>
        <draw:connector draw:type="line" svg:x1="0.36403in" svg:y1="5.17975in" svg:x2="5.09505in" svg:y2="5.17975in" draw:id="id88" draw:style-name="a486" draw:name="Gerader Verbinder 52">
          <svg:title/>
          <svg:desc/>
        </draw:connector>
        <draw:connector draw:type="line" svg:x1="6.08086in" svg:y1="5.00313in" svg:x2="9.079in" svg:y2="5.00313in" draw:id="id89" draw:style-name="a487" draw:name="Gerader Verbinder 53">
          <svg:title/>
          <svg:desc/>
        </draw:connector>
        <draw:connector draw:type="line" svg:x1="6.09463in" svg:y1="5.39368in" svg:x2="9.09278in" svg:y2="5.39368in" draw:id="id90" draw:style-name="a488" draw:name="Gerader Verbinder 55">
          <svg:title/>
          <svg:desc/>
        </draw:connector>
        <draw:connector draw:type="line" svg:x1="6.40681in" svg:y1="6.24691in" svg:x2="12.96931in" svg:y2="6.24691in" draw:id="id91" draw:style-name="a489" draw:name="Gerader Verbinder 56">
          <svg:title/>
          <svg:desc/>
        </draw:connector>
        <draw:connector draw:type="line" svg:x1="6.40681in" svg:y1="6.63648in" svg:x2="12.96931in" svg:y2="6.63648in" draw:id="id92" draw:style-name="a490" draw:name="Gerader Verbinder 58">
          <svg:title/>
          <svg:desc/>
        </draw:connector>
      </draw:page>
      <draw:page draw:name="Slide11" draw:style-name="a491" draw:master-page-name="Master1-Layout7-blank-Leer" presentation:presentation-page-layout-name="Master1-PPL7" draw:id="Slide-266">
        <draw:frame draw:id="id93" draw:style-name="a494" draw:name="Textfeld 1" svg:x="5.43284in" svg:y="1.16418in" svg:width="1.45511in" svg:height="0.40391in">
          <draw:text-box>
            <text:p text:style-name="a493" text:class-names="" text:cond-style-name=""><text:span text:style-name="a492" text:class-names="">Mastermind</text:span></text:p>
          </draw:text-box>
          <svg:title/>
          <svg:desc/>
        </draw:frame>
        <draw:frame draw:id="id94" draw:style-name="a497" draw:name="Textfeld 2" svg:x="2.21529in" svg:y="1.48602in" svg:width="0.55257in" svg:height="0.40391in">
          <draw:text-box>
            <text:p text:style-name="a496" text:class-names="" text:cond-style-name=""><text:span text:style-name="a495" text:class-names="">Gui</text:span></text:p>
          </draw:text-box>
          <svg:title/>
          <svg:desc/>
        </draw:frame>
        <draw:frame draw:id="id95" draw:style-name="a500" draw:name="Textfeld 3" svg:x="4.52907in" svg:y="2.59202in" svg:width="1.37524in" svg:height="0.40391in">
          <draw:text-box>
            <text:p text:style-name="a499" text:class-names="" text:cond-style-name=""><text:span text:style-name="a498" text:class-names="">SpielObjekt</text:span></text:p>
          </draw:text-box>
          <svg:title/>
          <svg:desc/>
        </draw:frame>
        <draw:frame draw:id="id96" draw:style-name="a503" draw:name="Textfeld 4" svg:x="1.87987in" svg:y="2.50995in" svg:width="1.35947in" svg:height="0.40391in">
          <draw:text-box>
            <text:p text:style-name="a502" text:class-names="" text:cond-style-name=""><text:span text:style-name="a501" text:class-names="">SpielAktion</text:span></text:p>
          </draw:text-box>
          <svg:title/>
          <svg:desc/>
        </draw:frame>
        <draw:frame draw:id="id97" draw:style-name="a506" draw:name="Textfeld 5" svg:x="5.42557in" svg:y="3.88877in" svg:width="1.43962in" svg:height="0.40391in">
          <draw:text-box>
            <text:p text:style-name="a505" text:class-names="" text:cond-style-name=""><text:span text:style-name="a504" text:class-names="">Auswertung</text:span></text:p>
          </draw:text-box>
          <svg:title/>
          <svg:desc/>
        </draw:frame>
        <draw:frame draw:id="id98" draw:style-name="a509" draw:name="Textfeld 6" svg:x="0.8537in" svg:y="3.75in" svg:width="1.56465in" svg:height="0.40391in">
          <draw:text-box>
            <text:p text:style-name="a508" text:class-names="" text:cond-style-name=""><text:span text:style-name="a507" text:class-names="">SpielAusgabe</text:span></text:p>
          </draw:text-box>
          <svg:title/>
          <svg:desc/>
        </draw:frame>
        <draw:frame draw:id="id99" draw:style-name="a512" draw:name="Textfeld 7" svg:x="2.57519in" svg:y="4.58614in" svg:width="1.50154in" svg:height="0.40391in">
          <draw:text-box>
            <text:p text:style-name="a511" text:class-names="" text:cond-style-name=""><text:span text:style-name="a510" text:class-names="">SpielEingabe</text:span></text:p>
          </draw:text-box>
          <svg:title/>
          <svg:desc/>
        </draw:frame>
        <draw:connector draw:type="line" svg:x1="6.16039in" svg:y1="1.56809in" draw:start-shape="id93" draw:start-glue-point="2" svg:x2="2.76786in" svg:y2="1.68797in" draw:end-shape="id94" draw:end-glue-point="1" draw:id="id100" draw:style-name="a514" draw:name="Gerader Verbinder 9">
          <svg:title/>
          <svg:desc/>
        </draw:connector>
        <draw:connector draw:type="line" svg:x1="6.16039in" svg:y1="1.56809in" draw:start-shape="id93" draw:start-glue-point="2" svg:x2="5.21669in" svg:y2="2.59202in" draw:end-shape="id95" draw:end-glue-point="0" draw:id="id101" draw:style-name="a516" draw:name="Gerader Verbinder 12">
          <svg:title/>
          <svg:desc/>
        </draw:connector>
        <draw:connector draw:type="line" svg:x1="6.16039in" svg:y1="1.56809in" draw:start-shape="id93" draw:start-glue-point="2" svg:x2="6.14538in" svg:y2="3.88877in" draw:end-shape="id97" draw:end-glue-point="0" draw:id="id102" draw:style-name="a518" draw:name="Gerader Verbinder 14">
          <svg:title/>
          <svg:desc/>
        </draw:connector>
        <draw:connector draw:type="line" svg:x1="6.16039in" svg:y1="1.56809in" draw:start-shape="id93" draw:start-glue-point="2" svg:x2="3.23934in" svg:y2="2.71191in" draw:end-shape="id96" draw:end-glue-point="1" draw:id="id103" draw:style-name="a520" draw:name="Gerader Verbinder 18">
          <svg:title/>
          <svg:desc/>
        </draw:connector>
        <draw:connector draw:type="line" svg:x1="2.55961in" svg:y1="2.91386in" draw:start-shape="id96" draw:start-glue-point="2" svg:x2="1.63602in" svg:y2="3.75in" draw:end-shape="id98" draw:end-glue-point="0" draw:id="id104" draw:style-name="a522" draw:name="Gerader Verbinder 22">
          <svg:title/>
          <svg:desc/>
        </draw:connector>
        <draw:connector draw:type="line" svg:x1="2.55961in" svg:y1="2.91386in" draw:start-shape="id96" draw:start-glue-point="2" svg:x2="3.32596in" svg:y2="4.58614in" draw:end-shape="id99" draw:end-glue-point="0" draw:id="id105" draw:style-name="a524" draw:name="Gerader Verbinder 24">
          <svg:title/>
          <svg:desc/>
        </draw:connector>
        <draw:connector draw:type="line" svg:x1="3.23934in" svg:y1="2.71191in" draw:start-shape="id96" draw:start-glue-point="1" svg:x2="5.42557in" svg:y2="4.09073in" draw:end-shape="id97" draw:end-glue-point="3" draw:id="id106" draw:style-name="a526" draw:name="Gerader Verbinder 26">
          <svg:title/>
          <svg:desc/>
        </draw:connector>
        <draw:connector draw:type="line" svg:x1="3.23934in" svg:y1="2.72607in" svg:x2="4.52907in" svg:y2="2.80814in" draw:id="id107" draw:style-name="a528" draw:name="Gerader Verbinder 28">
          <svg:title/>
          <svg:desc/>
        </draw:connector>
        <draw:connector draw:type="line" svg:x1="5.21669in" svg:y1="2.99593in" draw:start-shape="id95" draw:start-glue-point="2" svg:x2="6.14538in" svg:y2="3.88877in" draw:end-shape="id97" draw:end-glue-point="0" draw:id="id108" draw:style-name="a531" draw:name="Gerader Verbinder 30">
          <svg:title/>
          <svg:desc/>
        </draw:connector>
        <draw:connector draw:type="line" svg:x1="2.41835in" svg:y1="3.95196in" draw:start-shape="id98" draw:start-glue-point="1" svg:x2="4.52907in" svg:y2="2.79398in" draw:end-shape="id95" draw:end-glue-point="3" draw:id="id109" draw:style-name="a533" draw:name="Gerade Verbindung mit Pfeil 37">
          <svg:title/>
          <svg:desc/>
        </draw:connector>
        <draw:connector draw:type="line" svg:x1="2.41835in" svg:y1="3.95196in" draw:start-shape="id98" draw:start-glue-point="1" svg:x2="5.42557in" svg:y2="4.09073in" draw:end-shape="id97" draw:end-glue-point="3" draw:id="id110" draw:style-name="a535" draw:name="Gerade Verbindung mit Pfeil 39">
          <svg:title/>
          <svg:desc/>
        </draw:connector>
        <draw:frame draw:id="id111" draw:style-name="a538" draw:name="Textfeld 41" svg:x="10.1791in" svg:y="5.46269in" svg:width="2.62687in" svg:height="0.70684in">
          <draw:text-box>
            <text:p text:style-name="a537" text:class-names="" text:cond-style-name=""><text:span text:style-name="a536" text:class-names="">Variablennamen überall klein schreiben</text:span></text:p>
          </draw:text-box>
          <svg:title/>
          <svg:desc/>
        </draw:frame>
        <draw:frame draw:id="id112" draw:style-name="a543" draw:name="Textfeld 43" svg:x="7.79318in" svg:y="0.62364in" svg:width="5.01279in" svg:height="0.70684in">
          <draw:text-box>
            <text:p text:style-name="a540" text:class-names="" text:cond-style-name=""><text:span text:style-name="a539" text:class-names="">Unidirektionale und bidirektionale Assoziation</text:span></text:p>
            <text:p text:style-name="a542" text:class-names="" text:cond-style-name=""><text:span text:style-name="a541" text:class-names="">„Klasse X nutzt Attribut/Methode von Klasse Y“</text:span></text:p>
          </draw:text-box>
          <svg:title/>
          <svg:desc/>
        </draw:frame>
        <draw:frame draw:id="id113" draw:style-name="a550" draw:name="Textfeld 44" svg:x="9.38806in" svg:y="1.68797in" svg:width="4.40298in" svg:height="2.29161in">
          <draw:text-box>
            <text:p text:style-name="a545" text:class-names="" text:cond-style-name=""><text:span text:style-name="a544" text:class-names="">Dependency</text:span></text:p>
            <text:p text:style-name="a549" text:class-names="" text:cond-style-name=""><text:span text:style-name="a546" text:class-names="">An object of one class might use an object of another class in the code of a method. If the object is not stored in any field, then this is modeled as a dependency relationship.<text:s text:c="1"/></text:span><text:span text:style-name="a547" text:class-names="">Special type of association. Dashed line with open arrow</text:span><text:span text:style-name="a548" text:class-names=""/></text:p>
          </draw:text-box>
          <svg:title/>
          <svg:desc/>
        </draw:frame>
        <draw:connector draw:type="standard" svg:x1="0.8537in" svg:y1="3.95196in" draw:start-shape="id93" draw:start-glue-point="3" svg:x2="5.43284in" svg:y2="1.36614in" draw:end-shape="id98" draw:end-glue-point="3" draw:id="id114" draw:style-name="a552" draw:transform="translate(-3.14327in -2.65905in) rotate(-3.14159) translate(3.14327in 2.65905in)" draw:name="Verbinder: gewinkelt 6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58" svg:viewBox="0 0 20 30" svg:d="m10 0-10 30h20z"/>
    <draw:marker draw:name="a515" svg:viewBox="0 0 20 30" svg:d="m10 0-10 30h20z"/>
    <draw:marker draw:name="a517" svg:viewBox="0 0 20 30" svg:d="m10 0-10 30h20z"/>
    <draw:marker draw:name="a519" svg:viewBox="0 0 20 30" svg:d="m10 0-10 30h20z"/>
    <draw:marker draw:name="a470" svg:viewBox="0 0 20 30" svg:d="m10 0-10 30h20z"/>
    <draw:marker draw:name="a530" svg:viewBox="0 0 20 30" svg:d="m10 0-10 30h20z"/>
    <draw:marker draw:name="a474" svg:viewBox="0 0 20 30" svg:d="m10 0-10 30h20z"/>
    <draw:marker draw:name="a532" svg:viewBox="0 0 20 30" svg:d="m10 0-10 30h20z"/>
    <draw:marker draw:name="a477" svg:viewBox="0 0 20 30" svg:d="m10 0-10 30h20z"/>
    <draw:marker draw:name="a534" svg:viewBox="0 0 20 30" svg:d="m10 0-10 30h20z"/>
    <draw:marker draw:name="a449" svg:viewBox="0 0 20 30" svg:d="m10 0-10 30h20z"/>
    <draw:marker draw:name="a551" svg:viewBox="0 0 20 30" svg:d="m10 0-10 30h20z"/>
    <draw:marker draw:name="a461" svg:viewBox="0 0 20 30" svg:d="m10 0-10 30h20z"/>
    <draw:marker draw:name="a464" svg:viewBox="0 0 20 30" svg:d="m10 0-10 30h20z"/>
    <draw:marker draw:name="a521" svg:viewBox="0 0 20 30" svg:d="m10 0-10 30h20z"/>
    <draw:marker draw:name="a523" svg:viewBox="0 0 20 30" svg:d="m10 0-10 30h20z"/>
    <draw:marker draw:name="a467" svg:viewBox="0 0 20 30" svg:d="m10 0-10 30h20z"/>
    <draw:marker draw:name="a525" svg:viewBox="0 0 20 30" svg:d="m10 0-10 30h20z"/>
    <draw:marker draw:name="a527" svg:viewBox="0 0 20 30" svg:d="m10 0-10 30h20z"/>
    <draw:marker draw:name="a529" svg:viewBox="0 0 20 30" svg:d="m10 0-10 30h20z"/>
    <draw:marker draw:name="a452" svg:viewBox="0 0 20 30" svg:d="m10 0-10 30h20z"/>
    <draw:marker draw:name="a455" svg:viewBox="0 0 20 30" svg:d="m10 0-10 30h20z"/>
    <draw:marker draw:name="a513" svg:viewBox="0 0 20 30" svg:d="m10 0-10 30h20z"/>
    <draw:stroke-dash draw:name="a448" draw:style="rect" draw:dots1="1" draw:dots1-length="0.03125in" draw:distance="0.03125in"/>
    <draw:stroke-dash draw:name="a454" draw:style="rect" draw:dots1="1" draw:dots1-length="0.03125in" draw:distance="0.03125in"/>
    <draw:stroke-dash draw:name="a466" draw:style="rect" draw:dots1="1" draw:dots1-length="0.03125in" draw:distance="0.03125in"/>
    <draw:stroke-dash draw:name="a460" draw:style="rect" draw:dots1="1" draw:dots1-length="0.03125in" draw:distance="0.03125in"/>
    <draw:stroke-dash draw:name="a473" draw:style="rect" draw:dots1="1" draw:dots1-length="0.03125in" draw:distance="0.03125in"/>
    <draw:stroke-dash draw:name="a457" draw:style="rect" draw:dots1="1" draw:dots1-length="0.03125in" draw:distance="0.03125in"/>
    <draw:stroke-dash draw:name="a469" draw:style="rect" draw:dots1="1" draw:dots1-length="0.03125in" draw:distance="0.03125in"/>
    <draw:stroke-dash draw:name="a451" draw:style="rect" draw:dots1="1" draw:dots1-length="0.03125in" draw:distance="0.03125in"/>
    <draw:stroke-dash draw:name="a463" draw:style="rect" draw:dots1="1" draw:dots1-length="0.03125in" draw:distance="0.03125in"/>
    <draw:stroke-dash draw:name="a476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.12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.12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.12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.12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.12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.12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.12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.12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.12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.12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.12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.12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antonia.schelnberger@365h-brs.de</meta:initial-creator>
    <dc:creator>Klaus</dc:creator>
    <meta:creation-date>2022-12-02T20:53:57Z</meta:creation-date>
    <dc:date>2022-12-04T16:35:56Z</dc:date>
    <meta:editing-cycles>1</meta:editing-cycles>
    <meta:editing-duration>PT0S</meta:editing-duration>
    <meta:document-statistic meta:paragraph-count="61" meta:word-count="302"/>
  </office:meta>
</office:document-meta>
</file>